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80000004DBD4A8A991EB61CEC.png" manifest:media-type="image/png"/>
  <manifest:file-entry manifest:full-path="Pictures/10000000000000C8000000C8D124562FC1D56C8F.png" manifest:media-type="image/png"/>
  <manifest:file-entry manifest:full-path="Pictures/10000000000000C8000000C8033966827AD71B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2f20" draw:textarea-horizontal-align="justify" draw:textarea-vertical-align="middle" draw:auto-grow-height="false" fo:min-height="27.45cm" fo:min-width="6.167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5" style:family="graphic" style:parent-style-name="standard">
      <style:graphic-properties draw:fill-color="#332f20" draw:textarea-horizontal-align="justify" draw:textarea-vertical-align="middle" draw:auto-grow-height="false" fo:min-height="0.702cm" fo:min-width="5.215cm"/>
      <style:paragraph-properties style:writing-mode="lr-tb"/>
    </style:style>
    <style:style style:name="gr6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4.602cm"/>
      <style:paragraph-properties style:writing-mode="lr-tb"/>
    </style:style>
    <style:style style:name="gr8" style:family="graphic" style:parent-style-name="objectwithoutfill">
      <style:graphic-properties svg:stroke-width="0.035cm" svg:stroke-color="#332f2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091cm"/>
      <style:paragraph-properties style:writing-mode="lr-tb"/>
    </style:style>
    <style:style style:name="gr10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none" draw:fill="bitmap" draw:fill-image-name="Bitmap_20_3" style:repeat="stretch" draw:textarea-horizontal-align="center" draw:textarea-vertical-align="middle"/>
    </style:style>
    <style:style style:name="P1" style:family="paragraph">
      <loext:graphic-properties draw:fill-color="#332f2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9b54a" loext:opacity="100%" fo:font-weight="bold" style:font-weight-asian="bold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loext:graphic-properties draw:fill="none" draw:fill-color="#ffffff"/>
      <style:paragraph-properties fo:line-height="150%"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8" style:family="paragraph">
      <loext:graphic-properties draw:fill-color="#332f20"/>
      <style:paragraph-properties fo:text-align="center" style:writing-mode="lr-tb"/>
      <style:text-properties fo:color="#d9b54a" loext:opacity="100%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="none" draw:fill-color="#ffffff"/>
      <style:paragraph-properties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bitmap" draw:fill-image-name="Bitmap_20_2" style:repeat="stretch"/>
      <style:paragraph-properties fo:text-align="center"/>
    </style:style>
    <style:style style:name="P13" style:family="paragraph">
      <loext:graphic-properties draw:fill="bitmap" draw:fill-image-name="Bitmap_20_3" style:repeat="stretch"/>
      <style:paragraph-properties fo:text-align="center"/>
    </style:style>
    <style:style style:name="T1" style:family="text">
      <style:text-properties fo:color="#d9b54a" loext:opacity="100%" fo:font-weight="bold" style:font-weight-asian="bold" style:font-weight-complex="bold"/>
    </style:style>
    <style:style style:name="T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d9b54a" loext:opacity="100%" fo:font-size="14pt" style:font-size-asian="14pt" style:font-size-complex="14pt"/>
    </style:style>
    <style:style style:name="T5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32f20" loext:opacity="100%"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style:text-position="super 58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27.7cm" draw:transform="skewX (-0.00593411945678072) rotate (-0.0059341194567806) translate (1cm 0.969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667cm" svg:height="0.962cm" svg:x="1cm" svg:y="7.658cm">
          <draw:text-box>
            <text:p text:style-name="P2"><text:span text:style-name="T1">Yan Justino</text:span></text:p>
          </draw:text-box>
        </draw:frame>
        <draw:frame draw:style-name="gr3" draw:text-style-name="P5" draw:layer="layout" svg:width="6.667cm" svg:height="1.673cm" svg:x="1cm" svg:y="8.937cm">
          <draw:text-box>
            <text:p text:style-name="P4"><text:span text:style-name="T2">Staff Software Engineer</text:span></text:p>
            <text:p text:style-name="P4"><text:span text:style-name="T2">XPInc</text:span></text:p>
          </draw:text-box>
        </draw:frame>
        <draw:frame draw:style-name="gr4" draw:text-style-name="P6" draw:layer="layout" svg:width="6.667cm" svg:height="1.361cm" svg:x="1cm" svg:y="13.926cm">
          <draw:text-box>
            <text:p text:style-name="P2"><text:span text:style-name="T3">/in/yanjustino/</text:span></text:p>
          </draw:text-box>
        </draw:frame>
        <draw:custom-shape draw:style-name="gr5" draw:text-style-name="P8" draw:layer="layout" svg:width="5.715cm" svg:height="0.952cm" svg:x="8.62cm" svg:y="1.635cm">
          <text:p text:style-name="P7"><text:span text:style-name="T4">RECOMMENDATION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4.335cm" svg:y1="2.17cm" svg:x2="20cm" svg:y2="2.17cm">
          <text:p/>
        </draw:line>
        <draw:frame draw:style-name="gr7" draw:text-style-name="P11" draw:layer="layout" svg:width="11.38cm" svg:height="14.852cm" svg:x="8.62cm" svg:y="3.293cm">
          <draw:text-box>
            <text:p text:style-name="P10"><text:span text:style-name="T5"><text:tab/></text:span><text:span text:style-name="T5">I here assure that Leandro Parisi was part of a team in XPInc which was responsible for building a Crypto Exchange.</text:span></text:p>
            <text:p text:style-name="P10"><text:span text:style-name="T5"><text:tab/></text:span><text:span text:style-name="T5">Leandro was one of the first members of the team, and has worked with us from </text:span><text:span text:style-name="T6">3</text:span><text:span text:style-name="T7">rd</text:span><text:span text:style-name="T6"> August 2021 </text:span><text:span text:style-name="T5">until </text:span><text:span text:style-name="T6">28</text:span><text:span text:style-name="T7">th</text:span><text:span text:style-name="T6"> September 2022.</text:span></text:p>
            <text:p text:style-name="P10"><text:span text:style-name="T5"><text:tab/></text:span><text:span text:style-name="T5">Leandro is a professional with a lot of energy and passion. His presence is contagious and his curiosity is instigating. </text:span></text:p>
            <text:p text:style-name="P10"><text:span text:style-name="T5"><text:tab/></text:span><text:span text:style-name="T5">Always opened to new challenges, Leandro is not afraid to take risks and strive to find the best solution to a problem. In our experience working together at XPInc, he proved to be an engineer with a quick immersion capacity and ample resourcefulness in the development of complex applications that required a refined level of technical maturity. </text:span></text:p>
            <text:p text:style-name="P10"><text:span text:style-name="T5"><text:tab/></text:span><text:span text:style-name="T5">Working with him was very satisfying and I hope we will meet again on other occasions in the future!</text:span></text:p>
            <text:p text:style-name="P10"><text:span text:style-name="T5"/></text:p>
          </draw:text-box>
        </draw:frame>
        <draw:line draw:style-name="gr8" draw:text-style-name="P9" draw:layer="layout" svg:x1="9.89cm" svg:y1="22.272cm" svg:x2="17.827cm" svg:y2="22.272cm">
          <text:p/>
        </draw:line>
        <draw:frame draw:style-name="gr9" draw:text-style-name="P5" draw:layer="layout" svg:width="12.015cm" svg:height="1.673cm" svg:x="7.985cm" svg:y="22.343cm">
          <draw:text-box>
            <text:p text:style-name="P4"><text:span text:style-name="T6">Yan Justino</text:span></text:p>
            <text:p text:style-name="P4"><text:span text:style-name="T6">November 22, 2022</text:span></text:p>
          </draw:text-box>
        </draw:frame>
        <draw:frame draw:style-name="gr3" draw:text-style-name="P5" draw:layer="layout" svg:width="6.667cm" svg:height="4.517cm" svg:x="1.001cm" svg:y="15.837cm">
          <draw:text-box>
            <text:p text:style-name="P4"><text:span text:style-name="T2">About Leandro’s position:</text:span></text:p>
            <text:p text:style-name="P4"><text:span text:style-name="T2">Software Enfineer I</text:span></text:p>
            <text:p text:style-name="P4"><text:span text:style-name="T2"/></text:p>
            <text:p text:style-name="P4"><text:span text:style-name="T2">Duration:</text:span></text:p>
            <text:p text:style-name="P4"><text:span text:style-name="T2">3</text:span><text:span text:style-name="T8">rd</text:span><text:span text:style-name="T2"> August 2021 </text:span></text:p>
            <text:p text:style-name="P4"><text:span text:style-name="T2">- 28</text:span><text:span text:style-name="T8">th</text:span><text:span text:style-name="T2"> September 2022</text:span></text:p>
          </draw:text-box>
        </draw:frame>
        <draw:path draw:style-name="gr10" draw:text-style-name="P12" draw:layer="layout" svg:width="5.713cm" svg:height="5.714cm" svg:x="1.518cm" svg:y="1.317cm" svg:viewBox="0 0 5714 5715" svg:d="M2932 0c476 12 941 143 1354 382 435 251 795 612 1046 1046 239 413 370 879 382 1355v148c-12 476-143 942-382 1355-251 434-611 795-1046 1046-434 251-927 383-1428 383-502 0-995-132-1429-383-435-251-795-612-1046-1046s-383-927-383-1429 132-995 383-1429 611-795 1046-1046c413-239 878-370 1354-382z">
          <text:p/>
        </draw:path>
        <draw:path draw:style-name="gr11" draw:text-style-name="P13" draw:layer="layout" svg:width="1.445cm" svg:height="1.445cm" svg:x="3.54cm" svg:y="12.254cm" svg:viewBox="0 0 1446 1446" svg:d="M1446 723c0 127-33 252-97 362-63 109-155 201-264 264-110 64-235 97-362 97s-252-33-361-97c-110-63-202-155-265-264-64-110-97-235-97-362s33-252 97-361c63-110 155-202 265-265 109-64 234-97 361-97s252 33 362 97c109 63 201 155 264 265 64 109 97 234 97 361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C8000000C8033966827AD71B5A.png" xlink:type="simple" xlink:show="embed" xlink:actuate="onLoad"/>
    <draw:fill-image draw:name="Bitmap_20_2" draw:display-name="Bitmap 2" xlink:href="Pictures/10000000000000C8000000C8D124562FC1D56C8F.png" xlink:type="simple" xlink:show="embed" xlink:actuate="onLoad"/>
    <draw:fill-image draw:name="Bitmap_20_3" draw:display-name="Bitmap 3" xlink:href="Pictures/10000001000000480000004DBD4A8A991EB61C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1-22T06:06:34.367653346</dc:date>
    <meta:editing-duration>PT30M39S</meta:editing-duration>
    <meta:editing-cycles>5</meta:editing-cycles>
    <meta:generator>LibreOffice/7.3.7.2$Linux_X86_64 LibreOffice_project/30$Build-2</meta:generator>
    <meta:document-statistic meta:object-count="12"/>
  </office:meta>
</office:document-meta>
</file>